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roid Sans Mono" svg:font-family="'Droid Sans Mono', monospace, monospace, 'Droid Sans Fallback'"/>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officeooo:rsid="0011b90a" officeooo:paragraph-rsid="0011b90a"/>
    </style:style>
    <style:style style:name="P4" style:family="paragraph" style:parent-style-name="Heading_20_1">
      <style:text-properties officeooo:paragraph-rsid="0016e897"/>
    </style:style>
    <style:style style:name="P5" style:family="paragraph" style:parent-style-name="Heading_20_2">
      <style:text-properties officeooo:rsid="0011b90a" officeooo:paragraph-rsid="0011b90a"/>
    </style:style>
    <style:style style:name="P6" style:family="paragraph" style:parent-style-name="Heading_20_2">
      <style:text-properties officeooo:rsid="00128ff6" officeooo:paragraph-rsid="00128ff6"/>
    </style:style>
    <style:style style:name="P7" style:family="paragraph" style:parent-style-name="Heading_20_2">
      <style:text-properties officeooo:paragraph-rsid="00128ff6"/>
    </style:style>
    <style:style style:name="P8" style:family="paragraph" style:parent-style-name="Heading_20_2">
      <style:text-properties officeooo:rsid="0016e897" officeooo:paragraph-rsid="0016e897"/>
    </style:style>
    <style:style style:name="P9" style:family="paragraph" style:parent-style-name="Heading_20_2">
      <style:text-properties officeooo:paragraph-rsid="0019048c"/>
    </style:style>
    <style:style style:name="P10" style:family="paragraph" style:parent-style-name="Standard">
      <style:text-properties fo:color="#bdc3c7" loext:opacity="100%" style:font-name="Droid Sans Mono" fo:font-size="10.5pt" fo:font-weight="normal" officeooo:paragraph-rsid="00128ff6" fo:background-color="#23232f"/>
    </style:style>
    <style:style style:name="P11" style:family="paragraph" style:parent-style-name="Subtitle">
      <style:text-properties officeooo:rsid="0011b90a" officeooo:paragraph-rsid="0011b90a"/>
    </style:style>
    <style:style style:name="P12" style:family="paragraph" style:parent-style-name="Text_20_body">
      <style:text-properties officeooo:rsid="0011b90a" officeooo:paragraph-rsid="0011b90a"/>
    </style:style>
    <style:style style:name="P13" style:family="paragraph" style:parent-style-name="Text_20_body">
      <style:text-properties officeooo:rsid="00128ff6" officeooo:paragraph-rsid="00128ff6"/>
    </style:style>
    <style:style style:name="P14" style:family="paragraph" style:parent-style-name="Text_20_body">
      <style:text-properties officeooo:paragraph-rsid="00128ff6"/>
    </style:style>
    <style:style style:name="P15" style:family="paragraph" style:parent-style-name="Text_20_body">
      <style:text-properties officeooo:rsid="0012964a" officeooo:paragraph-rsid="0012964a"/>
    </style:style>
    <style:style style:name="P16" style:family="paragraph" style:parent-style-name="Text_20_body">
      <style:text-properties officeooo:rsid="00141fd6" officeooo:paragraph-rsid="00141fd6"/>
    </style:style>
    <style:style style:name="P17" style:family="paragraph" style:parent-style-name="Text_20_body">
      <style:text-properties officeooo:rsid="0016e897" officeooo:paragraph-rsid="0016e897"/>
    </style:style>
    <style:style style:name="P18" style:family="paragraph" style:parent-style-name="Text_20_body" style:list-style-name="L1">
      <style:text-properties officeooo:rsid="0016e897" officeooo:paragraph-rsid="0016e897"/>
    </style:style>
    <style:style style:name="P19" style:family="paragraph" style:parent-style-name="Text_20_body">
      <style:text-properties officeooo:paragraph-rsid="0016e897"/>
    </style:style>
    <style:style style:name="P20" style:family="paragraph" style:parent-style-name="Text_20_body" style:list-style-name="L1">
      <style:text-properties officeooo:rsid="00180399" officeooo:paragraph-rsid="00180399"/>
    </style:style>
    <style:style style:name="P21" style:family="paragraph" style:parent-style-name="Text_20_body">
      <style:text-properties officeooo:rsid="00180399" officeooo:paragraph-rsid="00180399"/>
    </style:style>
    <style:style style:name="P22" style:family="paragraph" style:parent-style-name="Text_20_body">
      <style:text-properties officeooo:rsid="0019048c" officeooo:paragraph-rsid="0019048c"/>
    </style:style>
    <style:style style:name="P23" style:family="paragraph" style:parent-style-name="Text_20_body">
      <style:text-properties officeooo:paragraph-rsid="0019048c"/>
    </style:style>
    <style:style style:name="P24" style:family="paragraph" style:parent-style-name="Text_20_body">
      <style:text-properties officeooo:rsid="001aed28" officeooo:paragraph-rsid="001aed28"/>
    </style:style>
    <style:style style:name="P25" style:family="paragraph" style:parent-style-name="Text_20_body" style:list-style-name="L2">
      <style:text-properties officeooo:rsid="001aed28" officeooo:paragraph-rsid="001aed28"/>
    </style:style>
    <style:style style:name="P26" style:family="paragraph" style:parent-style-name="Title">
      <style:text-properties officeooo:rsid="0011b90a" officeooo:paragraph-rsid="0011b90a"/>
    </style:style>
    <style:style style:name="T1" style:family="text">
      <style:text-properties officeooo:rsid="00128ff6"/>
    </style:style>
    <style:style style:name="T2" style:family="text">
      <style:text-properties officeooo:rsid="00158ce9"/>
    </style:style>
    <style:style style:name="T3" style:family="text">
      <style:text-properties officeooo:rsid="0016e897"/>
    </style:style>
    <style:style style:name="T4" style:family="text">
      <style:text-properties officeooo:rsid="0019048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mpte rendu SAE 15 TP 1</text:p>
      <text:p text:style-name="P11">HARTMANN Matthias, 3A</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4_549893319" text:style-name="Index_20_Link" text:visited-style-name="Index_20_Link">Partie 1 : Observation des fichiers<text:tab/>1</text:a></text:p>
          <text:p text:style-name="P2"><text:a xlink:type="simple" xlink:href="#__RefHeading___Toc6_549893319" text:style-name="Index_20_Link" text:visited-style-name="Index_20_Link">Explication de la consigne :<text:tab/>1</text:a></text:p>
          <text:p text:style-name="P2"><text:a xlink:type="simple" xlink:href="#__RefHeading___Toc8_549893319" text:style-name="Index_20_Link" text:visited-style-name="Index_20_Link">Le Script Bash :<text:tab/>1</text:a></text:p>
          <text:p text:style-name="P2"><text:a xlink:type="simple" xlink:href="#__RefHeading___Toc10_549893319" text:style-name="Index_20_Link" text:visited-style-name="Index_20_Link">Explication du script bash :<text:tab/>2</text:a></text:p>
          <text:p text:style-name="P2"><text:a xlink:type="simple" xlink:href="#__RefHeading___Toc12_549893319" text:style-name="Index_20_Link" text:visited-style-name="Index_20_Link">Exemple de bon fonctionnement :<text:tab/>2</text:a></text:p>
          <text:p text:style-name="P1"><text:a xlink:type="simple" xlink:href="#__RefHeading___Toc14_549893319" text:style-name="Index_20_Link" text:visited-style-name="Index_20_Link">Partie 2 : Génération de données<text:tab/>2</text:a></text:p>
          <text:p text:style-name="P2"><text:a xlink:type="simple" xlink:href="#__RefHeading___Toc16_549893319" text:style-name="Index_20_Link" text:visited-style-name="Index_20_Link">Explication de la consigne :<text:tab/>2</text:a></text:p>
          <text:p text:style-name="P2"><text:a xlink:type="simple" xlink:href="#__RefHeading___Toc18_549893319" text:style-name="Index_20_Link" text:visited-style-name="Index_20_Link">Le script Bash :<text:tab/>2</text:a></text:p>
          <text:p text:style-name="P2"><text:a xlink:type="simple" xlink:href="#__RefHeading___Toc20_549893319" text:style-name="Index_20_Link" text:visited-style-name="Index_20_Link">Explication du Script :<text:tab/>3</text:a></text:p>
          <text:p text:style-name="P2"><text:a xlink:type="simple" xlink:href="#__RefHeading___Toc22_549893319" text:style-name="Index_20_Link" text:visited-style-name="Index_20_Link">Exemple de bon fonctionnement :<text:tab/>3</text:a></text:p>
          <text:p text:style-name="P1"><text:a xlink:type="simple" xlink:href="#__RefHeading___Toc24_549893319" text:style-name="Index_20_Link" text:visited-style-name="Index_20_Link">Partie 3 : Répétition des scripts<text:tab/>4</text:a></text:p>
          <text:p text:style-name="P2"><text:a xlink:type="simple" xlink:href="#__RefHeading___Toc26_549893319" text:style-name="Index_20_Link" text:visited-style-name="Index_20_Link">Explication de la consigne :<text:tab/>4</text:a></text:p>
          <text:p text:style-name="P2"><text:a xlink:type="simple" xlink:href="#__RefHeading___Toc28_549893319" text:style-name="Index_20_Link" text:visited-style-name="Index_20_Link">Contenu du fichier Cron :<text:tab/>4</text:a></text:p>
          <text:p text:style-name="P2"><text:a xlink:type="simple" xlink:href="#__RefHeading___Toc30_549893319" text:style-name="Index_20_Link" text:visited-style-name="Index_20_Link">Explication du fichier Cron :<text:tab/>4</text:a></text:p>
          <text:p text:style-name="P2"><text:a xlink:type="simple" xlink:href="#__RefHeading___Toc32_549893319" text:style-name="Index_20_Link" text:visited-style-name="Index_20_Link">Exemple de bon fonctionnement :<text:tab/>5</text:a></text:p>
        </text:index-body>
      </text:table-of-content>
      <text:p text:style-name="P12"/>
      <text:h text:style-name="P3" text:outline-level="1"><text:bookmark-start text:name="__RefHeading___Toc4_549893319"/>Partie 1 : Observation de<text:span text:style-name="T3">s</text:span> fichiers<text:bookmark-end text:name="__RefHeading___Toc4_549893319"/></text:h>
      <text:h text:style-name="P5" text:outline-level="2"><text:bookmark-start text:name="__RefHeading___Toc6_549893319"/>Explication de la consigne :<text:bookmark-end text:name="__RefHeading___Toc6_549893319"/></text:h>
      <text:p text:style-name="P12">Dans cette partie nous devions afficher <text:span text:style-name="T1">( à l’aide d’un script bash ) </text:span>pour chaque fichier du répertoire Tmp (préalablement créé dans le répertoire ~/SAE15/TP1). Ces fichiers étaient nommés f1, f2, f3 et étaient vides.</text:p>
      <text:p text:style-name="P13"/>
      <text:h text:style-name="P7" text:outline-level="2"><text:bookmark-start text:name="__RefHeading___Toc8_549893319"/><text:span text:style-name="T1">Le Script Bash :</text:span><text:bookmark-end text:name="__RefHeading___Toc8_549893319"/></text:h>
      <text:p text:style-name="P10"/>
      <text:p text:style-name="Preformatted_20_Text">#! /bin/bash</text:p>
      <text:p text:style-name="Preformatted_20_Text">path="/home/iziram/Documents/GitHub/iutCours/SAE_15/TP_1/Tmp/"</text:p>
      <text:p text:style-name="Preformatted_20_Text">for i in $(ls $path)</text:p>
      <text:p text:style-name="Preformatted_20_Text"><text:tab/>do</text:p>
      <text:p text:style-name="Preformatted_20_Text"><text:tab/><text:tab/>file=$path$i</text:p>
      <text:p text:style-name="Preformatted_20_Text"><text:tab/><text:tab/>if test -f $file;</text:p>
      <text:p text:style-name="Preformatted_20_Text"><text:tab/><text:tab/>then</text:p>
      <text:p text:style-name="Preformatted_20_Text"><text:tab/><text:tab/>depoch=$(date +%s)</text:p>
      <text:p text:style-name="Preformatted_20_Text"><text:tab/><text:tab/>tailleD=$(du $file -k | cut -f 1);</text:p>
      <text:p text:style-name="Preformatted_20_Text"><text:tab/><text:tab/>echo "$i,$tailleD,$depoch"</text:p>
      <text:p text:style-name="Preformatted_20_Text"><text:tab/>fi;</text:p>
      <text:p text:style-name="Preformatted_20_Text">done</text:p>
      <text:p text:style-name="Preformatted_20_Text"/>
      <text:p text:style-name="Preformatted_20_Text">exit 0;</text:p>
      <text:p text:style-name="P14"/>
      <text:h text:style-name="P6" text:outline-level="2"><text:bookmark-start text:name="__RefHeading___Toc10_549893319"/><text:soft-page-break/>Explication du script <text:s/>bash :<text:bookmark-end text:name="__RefHeading___Toc10_549893319"/></text:h>
      <text:p text:style-name="P13">Premièrement on spécifie au système d’utiliser l’interpréteur bash au lieu du shell par défaut.</text:p>
      <text:p text:style-name="P13">Puis on assigne à la variable « path » le chemin du dossier Tmp</text:p>
      <text:p text:style-name="P13">Ensuite en fait une boucle pour chaque objet (fichier ou dossier) se trouvant dans Tmp ( à l’aide de ls )</text:p>
      <text:p text:style-name="P13">Dans cette boucle on vérifie que l’objet avec lequel on travaille soit bien un fichier grâce au test -f.</text:p>
      <text:p text:style-name="P13">Si c’est le cas on assigne à la variable depoch le timestamp correspondant (date en seconde), et on assigne la taille du fichier en Kilo octet à la variable tailleD ( à l’aide de la commande du et cut )</text:p>
      <text:p text:style-name="P13">Enfin on affiche dans la sortie standard le nom du fichier suivit de la taille du fichier suivit du timestamp en suivant ce format : nomFichier,tailleFichier,timeStamp</text:p>
      <text:p text:style-name="P13">Pour finir on finit l’execution du script par un exit 0 ; pour signifier la fin du script sans erreur.</text:p>
      <text:h text:style-name="Heading_20_2" text:outline-level="2"><text:bookmark-start text:name="__RefHeading___Toc12_549893319"/>Exemple de bon fonctionnement :<text:bookmark-end text:name="__RefHeading___Toc12_549893319"/></text:h>
      <text:p text:style-name="P15"/>
      <text:p text:style-name="P16">Affichage suite au lancement du fichier script depuis un termi<text:span text:style-name="T2">n</text:span>al :</text:p>
      <text:p text:style-name="Preformatted_20_Text">f1,0,1637158681</text:p>
      <text:p text:style-name="Preformatted_20_Text">f2,0,1637158681</text:p>
      <text:p text:style-name="Preformatted_20_Text">f3,0,1637158681</text:p>
      <text:p text:style-name="Preformatted_20_Text"/>
      <text:h text:style-name="P4" text:outline-level="1"><text:bookmark-start text:name="__RefHeading___Toc14_549893319"/><text:span text:style-name="T3">Partie 2 : Génération de données</text:span><text:bookmark-end text:name="__RefHeading___Toc14_549893319"/></text:h>
      <text:p text:style-name="P19"/>
      <text:h text:style-name="P8" text:outline-level="2"><text:bookmark-start text:name="__RefHeading___Toc16_549893319"/>Explication de la consigne :<text:bookmark-end text:name="__RefHeading___Toc16_549893319"/></text:h>
      <text:p text:style-name="P17">Afin de pouvoir observer des changements de la taille des fichiers du répertoire Tmp, nous avions à créer un script bash qui génère des chaines de caractères d’une longeur aléatoire dans les fichiers du répertoire <text:s/>Tmp.</text:p>
      <text:h text:style-name="Heading_20_2" text:outline-level="2"><text:bookmark-start text:name="__RefHeading___Toc18_549893319"/>Le script Bash :<text:bookmark-end text:name="__RefHeading___Toc18_549893319"/></text:h>
      <text:p text:style-name="Text_20_body"/>
      <text:p text:style-name="Preformatted_20_Text">path="/home/iziram/Documents/GitHub/iutCours/SAE_15/TP_1/Tmp/"</text:p>
      <text:p text:style-name="Preformatted_20_Text">for i in $(ls $path)</text:p>
      <text:p text:style-name="Preformatted_20_Text">do</text:p>
      <text:p text:style-name="Preformatted_20_Text"><text:s text:c="4"/>if test -f $path$i;</text:p>
      <text:p text:style-name="Preformatted_20_Text"><text:s text:c="4"/>then</text:p>
      <text:p text:style-name="Preformatted_20_Text"><text:s text:c="8"/>txt=""</text:p>
      <text:p text:style-name="Preformatted_20_Text"><text:s text:c="8"/>typeset -i nbT=$RANDOM</text:p>
      <text:p text:style-name="Preformatted_20_Text"><text:s text:c="8"/>typeset -i j=0</text:p>
      <text:p text:style-name="Preformatted_20_Text"><text:s text:c="8"/>while test $j -lt $nbT;</text:p>
      <text:p text:style-name="Preformatted_20_Text"><text:s text:c="8"/>do</text:p>
      <text:p text:style-name="Preformatted_20_Text"><text:s text:c="12"/>txt="${txt}a";</text:p>
      <text:p text:style-name="Preformatted_20_Text"><text:s text:c="12"/>j=$j+1;</text:p>
      <text:p text:style-name="Preformatted_20_Text"><text:s text:c="8"/>done</text:p>
      <text:p text:style-name="Preformatted_20_Text"><text:s text:c="8"/>echo "$txt" &gt;&gt; $path$i</text:p>
      <text:p text:style-name="Preformatted_20_Text"><text:soft-page-break/><text:s text:c="4"/>fi;</text:p>
      <text:p text:style-name="Preformatted_20_Text">done</text:p>
      <text:p text:style-name="Preformatted_20_Text">exit 0;</text:p>
      <text:p text:style-name="Preformatted_20_Text"/>
      <text:h text:style-name="Heading_20_2" text:outline-level="2"><text:bookmark-start text:name="__RefHeading___Toc20_549893319"/>Explication du Script :<text:bookmark-end text:name="__RefHeading___Toc20_549893319"/></text:h>
      <text:p text:style-name="P17">Premièrement on assigne le chemin du dossier Tmp à une variable path.</text:p>
      <text:p text:style-name="P17">Puis pour chaque fichier qui se trouve dans le dossier Tmp on va executer les instructions suivantes :</text:p>
      <text:list xml:id="list3985104087" text:style-name="L1">
        <text:list-item>
          <text:p text:style-name="P18">On assigne à la variable « txt » une chaine de caractères vide</text:p>
        </text:list-item>
        <text:list-item>
          <text:p text:style-name="P18">On assigne à la variable nbT un entier aléatoire ( à l’aide de typeset -it qui spécifie le type de variable (entier) et $RANDOM qui est un générateur de nombre aléatoire )</text:p>
        </text:list-item>
        <text:list-item>
          <text:p text:style-name="P18">On déclare une variable d’itération j de type entier</text:p>
        </text:list-item>
        <text:list-item>
          <text:p text:style-name="P18">Puis tant que « j » est inférieur à « nbT » on ajoute à la variable « txt » la lettre a puis on incrémente de 1 « j ».</text:p>
        </text:list-item>
        <text:list-item>
          <text:p text:style-name="P20">Lorsque la boucle est finie on écrit dans le fichier notre variable « txt »</text:p>
        </text:list-item>
      </text:list>
      <text:p text:style-name="P21">Et enfin on termine l’execution du script à l’aide du exit 0 ;</text:p>
      <text:p text:style-name="P21"/>
      <text:h text:style-name="Heading_20_2" text:outline-level="2"><text:bookmark-start text:name="__RefHeading___Toc22_549893319"/>Exemple de bon fonctionnement :<text:bookmark-end text:name="__RefHeading___Toc22_549893319"/></text:h>
      <text:p text:style-name="Text_20_body"/>
      <text:p text:style-name="P22">Contenu du ficher f1 :</text:p>
      <text:p text:style-name="Preformatted_20_Text"/>
      <text:p text:style-name="P22">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ext:p text:style-name="P22"/>
      <text:h text:style-name="Heading_20_1" text:outline-level="1"><text:soft-page-break/></text:h>
      <text:h text:style-name="Heading_20_1" text:outline-level="1"><text:bookmark-start text:name="__RefHeading___Toc24_549893319"/>Partie 3 : Répétition des scripts<text:bookmark-end text:name="__RefHeading___Toc24_549893319"/></text:h>
      <text:p text:style-name="Text_20_body"/>
      <text:h text:style-name="Heading_20_2" text:outline-level="2"><text:bookmark-start text:name="__RefHeading___Toc26_549893319"/>Explication de la consigne :<text:bookmark-end text:name="__RefHeading___Toc26_549893319"/></text:h>
      <text:p text:style-name="P22">Dans cette dernière partie nous devions mettre en place 2 taches répétitives. La première devait executer le script de génération de texte toutes les minutes tandis que la seconde devait executer le script de surveillance des fichiers toutes les deux minutes. Pour cela nous avons utiliser le gestionnaire de répétition de taches « Cron »</text:p>
      <text:p text:style-name="P22"/>
      <text:h text:style-name="P9" text:outline-level="2"><text:bookmark-start text:name="__RefHeading___Toc28_549893319"/><text:span text:style-name="T4">Contenu du fichier Cron :</text:span><text:bookmark-end text:name="__RefHeading___Toc28_549893319"/></text:h>
      <text:p text:style-name="P23"/>
      <text:p text:style-name="Preformatted_20_Text">* * * * * "/home/iziram/Documents/GitHub/iutCours/SAE_15/TP_1/genereTxt.sh"</text:p>
      <text:p text:style-name="Preformatted_20_Text">*/2 * * * * "/home/iziram/Documents/GitHub/iutCours/SAE_15/TP_1/surveilleTailleFichiers.sh" &gt;&gt; "/home/iziram/Documents/GitHub/iutCours/SAE_15/TP_1/rapport"</text:p>
      <text:p text:style-name="P22"/>
      <text:p text:style-name="P22"/>
      <text:h text:style-name="Heading_20_2" text:outline-level="2"><text:bookmark-start text:name="__RefHeading___Toc30_549893319"/>Explication du fichier Cron :<text:bookmark-end text:name="__RefHeading___Toc30_549893319"/></text:h>
      <text:p text:style-name="P24">Chaque ligne du fichier cron symbolise une tache à répéter. </text:p>
      <text:p text:style-name="P24">De cette manière nous avons donc symbolisé la première tache ( la génération de txt aléatoire dans les fichiers du dossier Tmp ) . les 5 * du début signifie que le fichier s’executera toutes les minutes. Ensuite nous indiquons le chemin absolu du script à executer.</text:p>
      <text:p text:style-name="P24">Pour la seconde tache nous avons la même structure mais avec quelques changements à noter :</text:p>
      <text:list xml:id="list713220565" text:style-name="L2">
        <text:list-item>
          <text:p text:style-name="P25">La première * s’est transformée en « */2 » Cela signifie qu’au lieu de s’executer toutes les minutes, la tache s’executera toutes les 2 minutes.</text:p>
        </text:list-item>
        <text:list-item>
          <text:p text:style-name="P25">On a changer le chemin du script pour utiliser le script de surveillance des fichiers</text:p>
        </text:list-item>
        <text:list-item>
          <text:p text:style-name="P25">A l’aide de «  &gt;&gt; » nous changeons l’affichage de la sortie standard vers le chemin qui se trouve à droite.</text:p>
        </text:list-item>
        <text:list-item>
          <text:p text:style-name="P25">Enfin on a le chemin du fichier dans lequel l’affichage du script de surveillance sera redirigé.</text:p>
        </text:list-item>
      </text:list>
      <text:p text:style-name="P24"/>
      <text:p text:style-name="P24"/>
      <text:h text:style-name="Heading_20_2" text:outline-level="2"><text:bookmark-start text:name="__RefHeading___Toc32_549893319"/><text:soft-page-break/>Exemple de bon fonctionnement :<text:bookmark-end text:name="__RefHeading___Toc32_549893319"/></text:h>
      <text:p text:style-name="P24">contenu du fichier rapport dans le dossier TP_1 :</text:p>
      <text:p text:style-name="Preformatted_20_Text"/>
      <text:p text:style-name="Preformatted_20_Text">f1,4,1637157602</text:p>
      <text:p text:style-name="Preformatted_20_Text">f2,4,1637157602</text:p>
      <text:p text:style-name="Preformatted_20_Text">f3,4,1637157602</text:p>
      <text:p text:style-name="Preformatted_20_Text">f1,24,1637157628</text:p>
      <text:p text:style-name="Preformatted_20_Text">f2,8,1637157628</text:p>
      <text:p text:style-name="Preformatted_20_Text">f3,4,1637157628</text:p>
      <text:p text:style-name="Preformatted_20_Text">f1,24,1637157721</text:p>
      <text:p text:style-name="Preformatted_20_Text">f2,8,1637157721</text:p>
      <text:p text:style-name="Preformatted_20_Text">f3,4,1637157721</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roid Sans Mono" svg:font-family="'Droid Sans Mono', monospace, monospace, 'Droid Sans Fallback'"/>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7T14:53:00.507115083</meta:creation-date>
    <dc:date>2021-11-17T15:42:10.784724732</dc:date>
    <meta:editing-duration>PT25M11S</meta:editing-duration>
    <meta:editing-cycles>8</meta:editing-cycles>
    <meta:generator>LibreOffice/7.2.2.2$Linux_X86_64 LibreOffice_project/20$Build-2</meta:generator>
    <meta:document-statistic meta:table-count="0" meta:image-count="0" meta:object-count="0" meta:page-count="5" meta:paragraph-count="106" meta:word-count="875" meta:character-count="6554" meta:non-whitespace-character-count="5684"/>
  </office:meta>
</office:document-meta>
</file>